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5.903cm" fo:margin-left="0cm" table:align="left"/>
    </style:style>
    <style:style style:name="Table1.A" style:family="table-column">
      <style:table-column-properties style:column-width="0.496cm"/>
    </style:style>
    <style:style style:name="Table1.B" style:family="table-column">
      <style:table-column-properties style:column-width="3.616cm"/>
    </style:style>
    <style:style style:name="Table1.C" style:family="table-column">
      <style:table-column-properties style:column-width="3.577cm"/>
    </style:style>
    <style:style style:name="Table1.D" style:family="table-column">
      <style:table-column-properties style:column-width="3.888cm"/>
    </style:style>
    <style:style style:name="Table1.E" style:family="table-column">
      <style:table-column-properties style:column-width="4.327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903cm" fo:margin-left="0cm" table:align="left"/>
    </style:style>
    <style:style style:name="Table2.A" style:family="table-column">
      <style:table-column-properties style:column-width="0.743cm"/>
    </style:style>
    <style:style style:name="Table2.B" style:family="table-column">
      <style:table-column-properties style:column-width="6.75cm"/>
    </style:style>
    <style:style style:name="Table2.C" style:family="table-column">
      <style:table-column-properties style:column-width="8.41cm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hyphenation-ladder-count="no-limit"/>
      <style:text-properties fo:hyphenate="true" loext:hyphenation-no-caps="false"/>
    </style:style>
    <style:style style:name="P2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</style:style>
    <style:style style:name="P5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9" style:family="paragraph" style:parent-style-name="Normal">
      <style:paragraph-properties fo:margin-top="0cm" fo:margin-bottom="0cm" style:contextual-spacing="false"/>
      <style:text-properties fo:color="#0070c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70c0" loext:opacity="100%" fo:font-weight="bold" style:font-weight-asian="bold"/>
    </style:style>
    <style:style style:name="P11" style:family="paragraph" style:parent-style-name="Normal">
      <style:paragraph-properties fo:margin-top="0cm" fo:margin-bottom="0cm" style:contextual-spacing="false"/>
    </style:style>
    <style:style style:name="P12" style:family="paragraph" style:parent-style-name="List_20_Paragraph">
      <style:paragraph-properties fo:margin-left="0cm" fo:margin-right="0cm" fo:text-indent="0cm" style:auto-text-indent="false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16" style:family="paragraph" style:parent-style-name="Normal" style:master-page-name="MP0">
      <style:paragraph-properties fo:hyphenation-ladder-count="no-limit" style:page-number="auto" fo:break-before="page"/>
      <style:text-properties fo:hyphenate="true" loext:hyphenation-no-caps="false"/>
    </style:style>
    <style:style style:name="P17" style:family="paragraph" style:parent-style-name="Normal" style:list-style-name="L2">
      <style:text-properties officeooo:paragraph-rsid="000bd7d6"/>
    </style:style>
    <style:style style:name="T1" style:family="text">
      <style:text-properties fo:color="#000000" loext:opacity="100%" fo:font-weight="bold" style:font-weight-asian="bold" style:font-size-complex="12.5pt" style:font-weight-complex="bold"/>
    </style:style>
    <style:style style:name="T2" style:family="text">
      <style:text-properties fo:color="#000000" loext:opacity="100%" style:font-size-complex="12.5pt"/>
    </style:style>
    <style:style style:name="T3" style:family="text">
      <style:text-properties fo:color="#000000" loext:opacity="100%" style:font-size-complex="12.5pt" style:font-weight-complex="bold"/>
    </style:style>
    <style:style style:name="T4" style:family="text">
      <style:text-properties fo:color="#0000cc" loext:opacity="100%" fo:font-weight="bold" style:font-weight-asian="bold" style:font-size-complex="12.5pt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style:font-size-complex="12.5pt"/>
    </style:style>
    <style:style style:name="T7" style:family="text">
      <style:text-properties fo:color="#0000cc" loext:opacity="100%" fo:font-size="13pt" fo:font-weight="bold" style:font-size-asian="13pt" style:font-weight-asian="bold" style:font-name-complex="Calibri" style:font-size-complex="13pt" style:font-weight-complex="bold"/>
    </style:style>
    <style:style style:name="T8" style:family="text">
      <style:text-properties fo:color="#7030a0" loext:opacity="100%" fo:font-weight="bold" style:font-weight-asian="bold"/>
    </style:style>
    <style:style style:name="T9" style:family="text">
      <style:text-properties fo:color="#0f27b1" loext:opacity="100%"/>
    </style:style>
    <style:style style:name="T10" style:family="text">
      <style:text-properties fo:color="#0070c0" loext:opacity="100%" fo:font-weight="bold" style:font-weight-asian="bold"/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Toc92688238"/></text:p>
      <text:p text:style-name="Normal"/>
      <text:p text:style-name="P2">Bid Pack </text:p>
      <text:p text:style-name="P2"/>
      <text:h text:style-name="P13" text:outline-level="1">Addendum: Resource types and quantity</text:h>
      <text:p text:style-name="P2">to</text:p>
      <text:list xml:id="list268619789" text:style-name="L1">
        <text:list-item>
          <text:p text:style-name="P15">Statement of Requirements</text:p>
        </text:list-item>
      </text:list>
      <text:p text:style-name="P2"/>
      <text:p text:style-name="P5">«Insert Procurement Title»</text:p>
      <text:p text:style-name="P3"><text:span text:style-name="Default_20_Paragraph_20_Font"><text:span text:style-name="T1">Reference: </text:span></text:span><text:span text:style-name="Default_20_Paragraph_20_Font"><text:span text:style-name="T5">«Insert Event id»</text:span></text:span></text:p>
      <text:p text:style-name="P5"/>
      <text:p text:style-name="P5"/>
      <text:p text:style-name="P2">a ‘call-off further competition’ in relation to </text:p>
      <text:p text:style-name="P3"><text:span text:style-name="Default_20_Paragraph_20_Font"><text:span text:style-name="T5">«Insert Lot id» «Insert Lot Name»</text:span></text:span></text:p>
      <text:p text:style-name="P6">«Insert Commercial Agreement name» («Insert Commercial Agreement id»)</text:p>
      <text:p text:style-name="P2"/>
      <text:p text:style-name="P2"/>
      <text:p text:style-name="P2"><text:bookmark-start text:name="_Hlk96322841"/>Contracting Authority </text:p>
      <text:p text:style-name="P3">(see 3. Statement of requirements)</text:p>
      <text:p text:style-name="P2"/>
      <text:p text:style-name="P2"/>
      <text:p text:style-name="P3"><text:span text:style-name="Default_20_Paragraph_20_Font"><text:span text:style-name="T1">Procurement Manager</text:span></text:span></text:p>
      <text:p text:style-name="P3"><text:span text:style-name="Default_20_Paragraph_20_Font"><text:span text:style-name="T2">This procurement is being managed by </text:span></text:span><text:span text:style-name="Default_20_Paragraph_20_Font"><text:span text:style-name="T4">«Insert Managing Organisation Name» </text:span></text:span><text:span text:style-name="Default_20_Paragraph_20_Font"><text:span text:style-name="T8">[Conditional]</text:span></text:span><text:span text:style-name="Default_20_Paragraph_20_Font"><text:span text:style-name="T6"> </text:span></text:span><text:span text:style-name="Default_20_Paragraph_20_Font"><text:span text:style-name="T2">(the "Procurement Manager") on behalf of the </text:span></text:span><text:bookmark-start text:name="_Hlk96322543"/><text:span text:style-name="Default_20_Paragraph_20_Font"><text:span text:style-name="T3">Contracting Authority</text:span></text:span></text:p>
      <text:p text:style-name="P3"><text:bookmark-end text:name="_Hlk96322543"/><text:span text:style-name="Default_20_Paragraph_20_Font"><text:span text:style-name="T3">(Ref:</text:span></text:span><text:span text:style-name="Default_20_Paragraph_20_Font"><text:span text:style-name="T1"> </text:span></text:span><text:span text:style-name="Default_20_Paragraph_20_Font"><text:span text:style-name="T5">«Insert Managing Organisation id Type (s/be DUNS)» «Insert Managing Organisation id»</text:span></text:span><text:bookmark-start text:name="_Hlk95980520"/><text:span text:style-name="Default_20_Paragraph_20_Font"><text:span text:style-name="T8">[Conditional]</text:span></text:span><text:span text:style-name="Default_20_Paragraph_20_Font"><text:span text:style-name="T3">)</text:span></text:span><text:bookmark-end text:name="_Hlk95980520"/></text:p>
      <text:p text:style-name="P3"/>
      <text:p text:style-name="Normal"><text:bookmark-end text:name="_Hlk96322841"/></text:p>
      <text:p text:style-name="P1"><text:bookmark-start text:name="_Toc95972669"/><text:bookmark-end text:name="_Toc92688238"/></text:p>
      <text:h text:style-name="P14" text:outline-level="1"><text:bookmark-start text:name="_Toc96088678"/>Resource types and quantity<text:bookmark-end text:name="_Toc96088678"/></text:h>
      <text:p text:style-name="Normal">Resources are required in the following quantiti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620287884016">
          <table:table-cell table:style-name="Table1.A1" office:value-type="string">
            <text:p text:style-name="P7">#</text:p>
          </table:table-cell>
          <table:table-cell table:style-name="Table1.A1" office:value-type="string">
            <text:p text:style-name="P8">DDaT Cluster</text:p>
          </table:table-cell>
          <table:table-cell table:style-name="Table1.A1" office:value-type="string">
            <text:p text:style-name="P8">DDaT Family</text:p>
          </table:table-cell>
          <table:table-cell table:style-name="Table1.A1" office:value-type="string">
            <text:p text:style-name="P8">DDaT Role (at SFIA level)</text:p>
          </table:table-cell>
          <table:table-cell table:style-name="Table1.A1" office:value-type="string">
            <text:p text:style-name="P7">Resource Quantity</text:p>
          </table:table-cell>
        </table:table-row>
        <table:table-row table:style-name="TableLine2620287873408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9">«Insert_Cluster_Step_34_Box_1»</text:p>
          </table:table-cell>
          <table:table-cell table:style-name="Table1.A1" office:value-type="string">
            <text:p text:style-name="P9">«Insert_Family_Step_34_Box_1»</text:p>
          </table:table-cell>
          <table:table-cell table:style-name="Table1.A1" office:value-type="string">
            <text:p text:style-name="P9">«Insert_SFIA_Role_Step_34_Box_1»</text:p>
          </table:table-cell>
          <table:table-cell table:style-name="Table1.A1" office:value-type="string">
            <text:p text:style-name="P10">«Insert_SFIA_Role_Qty_Step_34_Box_1»</text:p>
          </table:table-cell>
        </table:table-row>
        <table:table-row table:style-name="TableLine2620287871504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9">«Insert_Cluster_Step_34_Box_2»</text:p>
          </table:table-cell>
          <table:table-cell table:style-name="Table1.A1" office:value-type="string">
            <text:p text:style-name="P9">«Insert_Family_Step_34_Box_2»</text:p>
          </table:table-cell>
          <table:table-cell table:style-name="Table1.A1" office:value-type="string">
            <text:p text:style-name="P9">«Insert_SFIA_Role_Step_34_Box_2»</text:p>
          </table:table-cell>
          <table:table-cell table:style-name="Table1.A1" office:value-type="string">
            <text:p text:style-name="P10">«Insert_SFIA_Role_Qty_Step_34_Box_2»</text:p>
          </table:table-cell>
        </table:table-row>
        <table:table-row table:style-name="TableLine2620287871232">
          <table:table-cell table:style-name="Table1.A1" office:value-type="string">
            <text:p text:style-name="P4">n</text:p>
          </table:table-cell>
          <table:table-cell table:style-name="Table1.A1" office:value-type="string">
            <text:p text:style-name="P9">«Insert_Cluster_Step_34_Box_n»</text:p>
          </table:table-cell>
          <table:table-cell table:style-name="Table1.A1" office:value-type="string">
            <text:p text:style-name="P9">«Insert_Family_Step_34_Box_n»</text:p>
          </table:table-cell>
          <table:table-cell table:style-name="Table1.A1" office:value-type="string">
            <text:p text:style-name="P9">«Insert_SFIA_Role_Step_34_Box_n»</text:p>
          </table:table-cell>
          <table:table-cell table:style-name="Table1.A1" office:value-type="string">
            <text:p text:style-name="P10">«Insert_SFIA_Role_Qty_Step_34_Box_n»</text:p>
          </table:table-cell>
        </table:table-row>
        <table:table-row table:style-name="TableLine262028787912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"/>
          </table:table-cell>
        </table:table-row>
      </table:table>
      <text:p text:style-name="Normal"/>
      <text:h text:style-name="Heading_20_1" text:outline-level="1"><text:bookmark-start text:name="_Toc92688243"/><text:bookmark-start text:name="_Toc96088679"/>Security and vetting requirements<text:bookmark-end text:name="_Toc92688243"/><text:bookmark-end text:name="_Toc96088679"/> </text:h>
      <text:p text:style-name="Normal">A security and vetting clearance of <text:span text:style-name="Default_20_Paragraph_20_Font"><text:span text:style-name="T7">«Insert_Highest_Vetting_Level_Step_35»</text:span></text:span><text:span text:style-name="Default_20_Paragraph_20_Font"><text:span text:style-name="T9"> </text:span></text:span>will be required of some (potentially all) staff engaged in the work.</text:p>
      <text:p text:style-name="Normal"/>
      <text:h text:style-name="Heading_20_1" text:outline-level="1"><text:bookmark-start text:name="_Toc96088680"/>Service capabilities<text:bookmark-end text:name="_Toc96088680"/></text:h>
      <text:p text:style-name="Normal">The types of services required have the following classification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620287883472">
          <table:table-cell table:style-name="Table2.A1" office:value-type="string">
            <text:p text:style-name="P7">#</text:p>
          </table:table-cell>
          <table:table-cell table:style-name="Table2.A1" office:value-type="string">
            <text:p text:style-name="P8">Service domain</text:p>
          </table:table-cell>
          <table:table-cell table:style-name="Table2.A1" office:value-type="string">
            <text:p text:style-name="P8">Service capability</text:p>
          </table:table-cell>
        </table:table-row>
        <table:table-row table:style-name="TableLine2620287870144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11"><text:span text:style-name="Default_20_Paragraph_20_Font"><text:span text:style-name="T10">«Insert_ServCap_Dom_Step_36-#1 »</text:span></text:span></text:p>
          </table:table-cell>
          <table:table-cell table:style-name="Table2.A1" office:value-type="string">
            <text:p text:style-name="P11"><text:span text:style-name="Default_20_Paragraph_20_Font"><text:span text:style-name="T10">«Insert_ServCap_Capab_36-#1 »</text:span></text:span></text:p>
          </table:table-cell>
        </table:table-row>
        <table:table-row table:style-name="TableLine2620287876128"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11"><text:span text:style-name="Default_20_Paragraph_20_Font"><text:span text:style-name="T10">«Insert_ServCap_Dom_Step_36-#2 »</text:span></text:span></text:p>
          </table:table-cell>
          <table:table-cell table:style-name="Table2.A1" office:value-type="string">
            <text:p text:style-name="P11"><text:span text:style-name="Default_20_Paragraph_20_Font"><text:span text:style-name="T10">«Insert_ServCap_Capab_36-#2 »</text:span></text:span></text:p>
          </table:table-cell>
        </table:table-row>
        <table:table-row table:style-name="TableLine2620287867968">
          <table:table-cell table:style-name="Table2.A1" office:value-type="string">
            <text:p text:style-name="P4">n</text:p>
          </table:table-cell>
          <table:table-cell table:style-name="Table2.A1" office:value-type="string">
            <text:p text:style-name="P11"><text:span text:style-name="Default_20_Paragraph_20_Font"><text:span text:style-name="T10">«Insert_ServCap_Dom_Step_36-#n »</text:span></text:span></text:p>
          </table:table-cell>
          <table:table-cell table:style-name="Table2.A1" office:value-type="string">
            <text:p text:style-name="P11"><text:span text:style-name="Default_20_Paragraph_20_Font"><text:span text:style-name="T10">«Insert_ServCap_Capab_36-#n »</text:span></text:span></text:p>
          </table:table-cell>
        </table:table-row>
      </table:table>
      <text:p text:style-name="Normal"><text:s/></text:p>
      <text:h text:style-name="Heading_20_1" text:outline-level="1"><text:bookmark-start text:name="_Toc96088681"/>Location<text:bookmark-end text:name="_Toc96088681"/></text:h>
      <text:p text:style-name="Normal">The services are to be provided in the following location(s):</text:p>
      <text:list xml:id="list1618737839" text:style-name="L2">
        <text:list-item>
          <text:p text:style-name="P17"><text:span text:style-name="Default_20_Paragraph_20_Font"><text:span text:style-name="T7">«Insert Locations #1 to #n»</text:span></text:span></text:p>
        </text:list-item>
      </text:list>
      <text:p text:style-name="P12"><text:bookmark-end text:name="_Toc95972669"/><text:span text:style-name="Default_20_Paragraph_20_Font"><text:span text:style-name="T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01%"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Ian Turner</meta:initial-creator>
    <meta:creation-date>2022-02-24T07:54:00Z</meta:creation-date>
    <dc:date>2022-04-25T12:24:52.687000000</dc:date>
    <meta:editing-cycles>8</meta:editing-cycles>
    <meta:editing-duration>PT17M5S</meta:editing-duration>
    <meta:document-statistic meta:table-count="2" meta:image-count="0" meta:object-count="0" meta:page-count="2" meta:paragraph-count="56" meta:word-count="190" meta:character-count="1718" meta:non-whitespace-character-count="1580"/>
    <meta:template xlink:type="simple" xlink:actuate="onRequest" xlink:title="" xlink:href="Normal"/>
  </office:meta>
</office:document-meta>
</file>